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6E116C29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14.568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1.089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pr1" style:family="presentation" style:parent-style-name="Leer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style:text-line-through-style="none" style:text-line-through-type="none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draw:frame draw:style-name="gr1" draw:text-style-name="P1" draw:layer="layout" svg:width="25.399cm" svg:height="18.538cm" svg:x="0cm" svg:y="-0.035cm">
          <draw:image xlink:href="Pictures/10000201000004D90000036E116C29DB.png" xlink:type="simple" xlink:show="embed" xlink:actuate="onLoad">
            <text:p/>
          </draw:image>
        </draw:frame>
        <draw:line draw:name="Gerade Verbindung 64" draw:style-name="gr2" draw:text-style-name="P2" draw:layer="layout" svg:x1="1.693cm" svg:y1="5.5cm" svg:x2="1.693cm" svg:y2="6.492cm">
          <text:p/>
        </draw:line>
        <draw:custom-shape draw:name="Gerade Verbindung mit Pfeil 78" draw:style-name="gr3" draw:text-style-name="P2" draw:layer="layout" svg:width="1.409cm" svg:height="0.003cm" svg:x="1.739cm" svg:y="5.739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79" draw:style-name="gr2" draw:text-style-name="P2" draw:layer="layout" svg:x1="23.722cm" svg:y1="16.764cm" svg:x2="23.722cm" svg:y2="17.756cm">
          <text:p/>
        </draw:line>
        <draw:line draw:name="Gerade Verbindung 80" draw:style-name="gr2" draw:text-style-name="P2" draw:layer="layout" svg:x1="1.678cm" svg:y1="16.788cm" svg:x2="1.678cm" svg:y2="17.78cm">
          <text:p/>
        </draw:line>
        <draw:custom-shape draw:name="Gerade Verbindung mit Pfeil 81" draw:style-name="gr3" draw:text-style-name="P2" draw:layer="layout" svg:width="22.006cm" svg:height="0.001cm" svg:x="1.716cm" svg:y="17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2" draw:style-name="gr4" draw:text-style-name="P4" draw:layer="layout" svg:width="2.059cm" svg:height="1.013cm" svg:x="1.424cm" svg:y="4.772cm">
          <text:p text:style-name="P3"><text:span text:style-name="T1">E</text:span></text:p>
          <draw:enhanced-geometry draw:mirror-horizontal="false" draw:mirror-vertical="false" svg:viewBox="0 0 206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4" draw:text-style-name="P4" draw:layer="layout" svg:width="20.637cm" svg:height="1.013cm" svg:x="2.381cm" svg:y="17.39cm">
          <text:p text:style-name="P3"><text:span text:style-name="T1">A</text:span></text:p>
          <draw:enhanced-geometry draw:mirror-horizontal="false" draw:mirror-vertical="false" svg:viewBox="0 0 2063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4" draw:style-name="gr2" draw:text-style-name="P2" draw:layer="layout" svg:x1="23.701cm" svg:y1="8.248cm" svg:x2="23.701cm" svg:y2="9.24cm">
          <text:p/>
        </draw:line>
        <draw:line draw:name="Gerade Verbindung 85" draw:style-name="gr2" draw:text-style-name="P2" draw:layer="layout" svg:x1="20.508cm" svg:y1="8.248cm" svg:x2="20.508cm" svg:y2="9.24cm">
          <text:p/>
        </draw:line>
        <draw:custom-shape draw:name="Gerade Verbindung mit Pfeil 86" draw:style-name="gr3" draw:text-style-name="P2" draw:layer="layout" svg:width="3.18cm" svg:height="0.003cm" svg:x="20.508cm" svg:y="8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7" draw:style-name="gr4" draw:text-style-name="P4" draw:layer="layout" svg:width="6.168cm" svg:height="1.013cm" svg:x="19.032cm" svg:y="7.547cm">
          <text:p text:style-name="P3"><text:span text:style-name="T1">G</text:span></text:p>
          <draw:enhanced-geometry draw:mirror-horizontal="false" draw:mirror-vertical="false" svg:viewBox="0 0 61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8" draw:style-name="gr2" draw:text-style-name="P2" draw:layer="layout" svg:x1="25.364cm" svg:y1="4.5cm" svg:x2="25.364cm" svg:y2="5.492cm">
          <text:p/>
        </draw:line>
        <draw:line draw:name="Gerade Verbindung 89" draw:style-name="gr2" draw:text-style-name="P2" draw:layer="layout" svg:x1="23.703cm" svg:y1="4.5cm" svg:x2="23.703cm" svg:y2="5.492cm">
          <text:p/>
        </draw:line>
        <draw:custom-shape draw:name="Gerade Verbindung mit Pfeil 90" draw:style-name="gr3" draw:text-style-name="P2" draw:layer="layout" svg:width="1.683cm" svg:height="0.003cm" svg:x="23.692cm" svg:y="5.3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1" draw:style-name="gr5" draw:text-style-name="P5" draw:layer="layout" svg:width="1.646cm" svg:height="1.013cm" svg:x="23.692cm" svg:y="4.431cm">
          <text:p text:style-name="P3"><text:span text:style-name="T1">I</text:span></text:p>
          <draw:enhanced-geometry draw:mirror-horizontal="false" draw:mirror-vertical="false" svg:viewBox="0 0 16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2" draw:style-name="gr2" draw:text-style-name="P2" draw:layer="layout" svg:x1="20.678cm" svg:y1="9.262cm" svg:x2="20.678cm" svg:y2="10.254cm">
          <text:p/>
        </draw:line>
        <draw:line draw:name="Gerade Verbindung 93" draw:style-name="gr2" draw:text-style-name="P2" draw:layer="layout" svg:x1="20.331cm" svg:y1="9.262cm" svg:x2="20.331cm" svg:y2="10.254cm">
          <text:p/>
        </draw:line>
        <draw:custom-shape draw:name="Gerade Verbindung mit Pfeil 94" draw:style-name="gr6" draw:text-style-name="P2" draw:layer="layout" svg:width="0.383cm" svg:height="0.003cm" svg:x="20.32cm" svg:y="10.0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5" draw:style-name="gr4" draw:text-style-name="P4" draw:layer="layout" svg:width="1.983cm" svg:height="1.013cm" svg:x="20.115cm" svg:y="9.147cm">
          <text:p text:style-name="P6"><text:span text:style-name="T1">D</text:span></text:p>
          <draw:enhanced-geometry draw:mirror-horizontal="false" draw:mirror-vertical="false" svg:viewBox="0 0 1984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96" draw:style-name="gr7" draw:text-style-name="P2" draw:layer="layout" svg:width="0.956cm" svg:height="0.003cm" svg:x="19.364cm" svg:y="10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7" draw:style-name="gr8" draw:text-style-name="P2" draw:layer="layout" svg:width="1.161cm" svg:height="0.001cm" svg:x="20.683cm" svg:y="10.092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98" draw:style-name="gr2" draw:text-style-name="P2" draw:layer="layout" svg:x1="12.79cm" svg:y1="13.137cm" svg:x2="12.79cm" svg:y2="14.129cm">
          <text:p/>
        </draw:line>
        <draw:line draw:name="Gerade Verbindung 99" draw:style-name="gr2" draw:text-style-name="P2" draw:layer="layout" svg:x1="12.577cm" svg:y1="13.137cm" svg:x2="12.577cm" svg:y2="14.129cm">
          <text:p/>
        </draw:line>
        <draw:custom-shape draw:name="Gerade Verbindung mit Pfeil 100" draw:style-name="gr6" draw:text-style-name="P2" draw:layer="layout" svg:width="0.383cm" svg:height="0.003cm" svg:x="12.453cm" svg:y="1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01" draw:style-name="gr4" draw:text-style-name="P4" draw:layer="layout" svg:width="1.983cm" svg:height="1.013cm" svg:x="12.338cm" svg:y="13.068cm">
          <text:p text:style-name="P6"><text:span text:style-name="T1">C</text:span></text:p>
          <draw:enhanced-geometry draw:mirror-horizontal="false" draw:mirror-vertical="false" svg:viewBox="0 0 1984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2" draw:style-name="gr7" draw:text-style-name="P2" draw:layer="layout" svg:width="0.956cm" svg:height="0.003cm" svg:x="11.625cm" svg:y="13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3" draw:style-name="gr8" draw:text-style-name="P2" draw:layer="layout" svg:width="1.657cm" svg:height="0.003cm" svg:x="12.795cm" svg:y="13.966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04" draw:style-name="gr2" draw:text-style-name="P2" draw:layer="layout" svg:x1="0.618cm" svg:y1="1.699cm" svg:x2="1.61cm" svg:y2="1.699cm">
          <text:p/>
        </draw:line>
        <draw:line draw:name="Gerade Verbindung 105" draw:style-name="gr2" draw:text-style-name="P2" draw:layer="layout" svg:x1="0.732cm" svg:y1="16.764cm" svg:x2="1.724cm" svg:y2="16.764cm">
          <text:p/>
        </draw:line>
        <draw:custom-shape draw:name="Gerade Verbindung mit Pfeil 106" draw:style-name="gr9" draw:text-style-name="P2" draw:layer="layout" svg:width="15.068cm" svg:height="0.098cm" draw:transform="rotate (-1.5707963267949) translate (0.86cm 1.6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07" draw:style-name="gr10" draw:text-style-name="P5" draw:layer="layout" svg:width="13.616cm" svg:height="1.013cm" draw:transform="rotate (1.5707963267949) translate (-0.04cm 16.002cm)">
          <text:p text:style-name="P3"><text:span text:style-name="T1">B</text:span></text:p>
          <draw:enhanced-geometry draw:mirror-horizontal="false" draw:mirror-vertical="false" svg:viewBox="0 0 1361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08" draw:style-name="gr2" draw:text-style-name="P2" draw:layer="layout" svg:x1="4.114cm" svg:y1="12.03cm" svg:x2="3.122cm" svg:y2="12.03cm">
          <text:p/>
        </draw:line>
        <draw:line draw:name="Gerade Verbindung 109" draw:style-name="gr2" draw:text-style-name="P2" draw:layer="layout" svg:x1="4.092cm" svg:y1="6.478cm" svg:x2="3.1cm" svg:y2="6.478cm">
          <text:p/>
        </draw:line>
        <draw:custom-shape draw:name="Gerade Verbindung mit Pfeil 110" draw:style-name="gr3" draw:text-style-name="P2" draw:layer="layout" svg:width="5.552cm" svg:height="0.001cm" draw:transform="rotate (-1.5707963267949) translate (3.964cm 6.4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11" draw:style-name="gr4" draw:text-style-name="P4" draw:layer="layout" svg:width="7.559cm" svg:height="1.013cm" draw:transform="rotate (1.5707963267949) translate (3.753cm 12.977cm)">
          <text:p text:style-name="P3"><text:span text:style-name="T1">F</text:span></text:p>
          <draw:enhanced-geometry draw:mirror-horizontal="false" draw:mirror-vertical="false" svg:viewBox="0 0 756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12">
          <draw:line draw:name="Gerade Verbindung 113" draw:style-name="gr2" draw:text-style-name="P2" draw:layer="layout" svg:x1="17.951cm" svg:y1="0.031cm" svg:x2="18.894cm" svg:y2="0.031cm">
            <text:p/>
          </draw:line>
          <draw:line draw:name="Gerade Verbindung 114" draw:style-name="gr2" draw:text-style-name="P2" draw:layer="layout" svg:x1="17.951cm" svg:y1="1.61cm" svg:x2="18.894cm" svg:y2="1.61cm">
            <text:p/>
          </draw:line>
          <draw:custom-shape draw:name="Gerade Verbindung mit Pfeil 115" draw:style-name="gr11" draw:text-style-name="P2" draw:layer="layout" svg:width="1.589cm" svg:height="0.003cm" draw:transform="rotate (1.5707963267949) translate (18.741cm 1.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16" draw:style-name="gr12" draw:text-style-name="P8" draw:layer="layout" svg:width="1.671cm" svg:height="1.011cm" draw:transform="rotate (1.5707963267949) translate (17.885cm 1.692cm)">
            <text:p text:style-name="P7"><text:span text:style-name="T2">I</text:span></text:p>
            <draw:enhanced-geometry draw:mirror-horizontal="false" draw:mirror-vertical="false" svg:viewBox="0 0 1758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17">
          <draw:line draw:name="Gerade Verbindung 118" draw:style-name="gr2" draw:text-style-name="P2" draw:layer="layout" svg:x1="15.754cm" svg:y1="8.749cm" svg:x2="13.955cm" svg:y2="10.548cm">
            <text:p/>
          </draw:line>
          <draw:line draw:name="Gerade Verbindung 119" draw:style-name="gr2" draw:text-style-name="P2" draw:layer="layout" svg:x1="13.14cm" svg:y1="6.064cm" svg:x2="11.342cm" svg:y2="7.865cm">
            <text:p/>
          </draw:line>
          <draw:custom-shape draw:name="Gerade Verbindung mit Pfeil 120" draw:style-name="gr3" draw:text-style-name="P2" draw:layer="layout" svg:width="3.771cm" svg:height="0.097cm" draw:transform="rotate (-0.785398163397448) translate (12.955cm 6.2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1" draw:style-name="gr4" draw:text-style-name="P4" draw:layer="layout" svg:width="4.103cm" svg:height="1.013cm" draw:transform="rotate (-0.785398163397448) translate (13.481cm 5.506cm)">
            <text:p text:style-name="P7"><text:span text:style-name="T2">H</text:span></text:p>
            <draw:enhanced-geometry draw:mirror-horizontal="false" draw:mirror-vertical="false" svg:viewBox="0 0 4104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4" draw:style-name="gr2" draw:text-style-name="P2" draw:layer="layout" svg:x1="3.148cm" svg:y1="5.488cm" svg:x2="3.148cm" svg:y2="6.48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8.5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top" draw:auto-grow-height="false" fo:min-height="10.731cm" fo:padding-top="0.125cm" fo:padding-bottom="0.125cm" fo:padding-left="0.25cm" fo:padding-right="0.25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4" draw:layer="backgroundobjects" svg:width="0.001cm" svg:height="0.001cm" svg:x="0cm" svg:y="0cm" presentation:class="date-time">
        <draw:text-box>
          <text:p text:style-name="MP3"><text:span text:style-name="MT2"><text:date style:data-style-name="D1" text:date-value="2015-01-09">1/9/15</text:date></text:span></text:p>
        </draw:text-box>
      </draw:frame>
      <draw:frame draw:name="Fußzeilenplatzhalter 2" presentation:style-name="Mpr1" draw:text-style-name="MP4" draw:layer="backgroundobjects" svg:width="0.001cm" svg:height="0.001cm" svg:x="0cm" svg:y="0cm" presentation:class="footer">
        <draw:text-box>
          <text:p/>
        </draw:text-box>
      </draw:frame>
      <draw:frame draw:name="Foliennummernplatzhalter 3" presentation:style-name="Mpr1" draw:text-style-name="MP4" draw:layer="backgroundobjects" svg:width="0.001cm" svg:height="0.001cm" svg:x="0cm" svg:y="0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Leer-title" draw:layer="backgroundobjects" svg:width="22.859cm" svg:height="3.089cm" svg:x="1.27cm" svg:y="0.738cm" presentation:class="title" presentation:placeholder="true">
        <draw:text-box/>
      </draw:frame>
      <draw:frame presentation:style-name="Leer-outline1" draw:layer="backgroundobjects" svg:width="22.351cm" svg:height="10.73cm" svg:x="1.27cm" svg:y="4.329cm" presentation:class="outline" presentation:placeholder="true">
        <draw:text-box/>
      </draw:frame>
      <presentation:notes style:page-layout-name="PM0">
        <draw:page-thumbnail presentation:style-name="Leer-title" draw:layer="backgroundobjects" svg:width="13.968cm" svg:height="10.476cm" svg:x="3.81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09T15:10:54.561266000</dc:date>
    <meta:generator>LibreOffice/4.3.0.4$MacOSX_X86_64 LibreOffice_project/62ad5818884a2fc2e5780dd45466868d41009ec0</meta:generator>
    <meta:editing-duration>PT5M25S</meta:editing-duration>
    <meta:editing-cycles>3</meta:editing-cycles>
    <meta:document-statistic meta:object-count="70"/>
  </office:meta>
</office:document-meta>
</file>